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docs-internal-guid-fbf5f0db-7fff-5b55-65d5-6ba100073ca0"/>Web Development &amp; PR Assistant | Special Olympics Michigan</text:h>
      <text:h text:style-name="Heading_20_3" text:outline-level="3">January 2001 - April 2003</text:h>
      <text:p text:style-name="Text_20_body">Managed the website</text:p>
      <text:p text:style-name="Text_20_body">Worked with staff to plan and implement content campaigns on the site</text:p>
      <text:p text:style-name="Text_20_body">Planned athlete awards banquets</text:p>
      <text:p text:style-name="Text_20_body">Coordinated with celebrities during the state games</text:p>
      <text:p text:style-name="Text_20_body">Took photographs during athletic competi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04T21:55:36.569000000</meta:creation-date>
    <meta:generator>OpenOffice/4.1.7$Win32 OpenOffice.org_project/417m1$Build-9800</meta:generator>
    <dc:date>2019-11-05T09:58:33.19</dc:date>
    <meta:editing-duration>PT1M17S</meta:editing-duration>
    <meta:editing-cycles>3</meta:editing-cycles>
    <meta:document-statistic meta:table-count="0" meta:image-count="0" meta:object-count="0" meta:page-count="1" meta:paragraph-count="7" meta:word-count="45" meta:character-count="298"/>
    <dc:creator>Jon Morgan</dc:creator>
  </office:meta>
</office:document-meta>
</file>